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odel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pall3</text:p>
          </table:table-cell>
          <table:table-cell office:value-type="string" calcext:value-type="string">
            <text:p>obsgroup</text:p>
          </table:table-cell>
          <table:table-cell office:value-type="float" office:value="398" calcext:value-type="float">
            <text:p>398</text:p>
          </table:table-cell>
          <table:table-cell office:value-type="float" office:value="312.2418" calcext:value-type="float">
            <text:p>312.2418</text:p>
          </table:table-cell>
          <table:table-cell table:formula="of:=ABS([.C2]-[.D2])/[.C2]" office:value-type="float" office:value="0.215472864321608" calcext:value-type="float">
            <text:p>0.2154728643</text:p>
          </table:table-cell>
          <table:table-cell table:formula="of:=IF([.E2]&lt;=0.35;&quot;X&quot;;&quot;&quot;)" office:value-type="string" office:string-value="X" calcext:value-type="string">
            <text:p>X</text:p>
          </table:table-cell>
          <table:table-cell table:formula="of:=IF([.E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3</text:p>
          </table:table-cell>
          <table:table-cell office:value-type="string" calcext:value-type="string">
            <text:p>obsgroup</text:p>
          </table:table-cell>
          <table:table-cell office:value-type="float" office:value="199" calcext:value-type="float">
            <text:p>199</text:p>
          </table:table-cell>
          <table:table-cell office:value-type="float" office:value="177.0047" calcext:value-type="float">
            <text:p>177.0047</text:p>
          </table:table-cell>
          <table:table-cell table:formula="of:=ABS([.C3]-[.D3])/[.C3]" office:value-type="float" office:value="0.110529145728643" calcext:value-type="float">
            <text:p>0.1105291457</text:p>
          </table:table-cell>
          <table:table-cell table:formula="of:=IF([.E3]&lt;=0.35;&quot;X&quot;;&quot;&quot;)" office:value-type="string" office:string-value="X" calcext:value-type="string">
            <text:p>X</text:p>
          </table:table-cell>
          <table:table-cell table:formula="of:=IF([.E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3</text:p>
          </table:table-cell>
          <table:table-cell office:value-type="string" calcext:value-type="string">
            <text:p>obsgroup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85.34054" calcext:value-type="float">
            <text:p>85.34054</text:p>
          </table:table-cell>
          <table:table-cell table:formula="of:=ABS([.C4]-[.D4])/[.C4]" office:value-type="float" office:value="0.386185006437321" calcext:value-type="float">
            <text:p>0.3861850064</text:p>
          </table:table-cell>
          <table:table-cell table:formula="of:=IF([.E4]&lt;=0.35;&quot;X&quot;;&quot;&quot;)">
            <text:p/>
          </table:table-cell>
          <table:table-cell table:formula="of:=IF([.E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5]-[.D5])/[.C5]" office:value-type="string" office:string-value="" calcext:value-type="error">
            <text:p>#DIV/0!</text:p>
          </table:table-cell>
          <table:table-cell table:formula="of:=IF([.E5]&lt;=0.35;&quot;X&quot;;&quot;&quot;)" office:value-type="string" office:string-value="" calcext:value-type="error">
            <text:p>#DIV/0!</text:p>
          </table:table-cell>
          <table:table-cell table:formula="of:=IF([.E5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3</text:p>
          </table:table-cell>
          <table:table-cell office:value-type="string" calcext:value-type="string">
            <text:p>obsgroup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321.7854" calcext:value-type="float">
            <text:p>321.7854</text:p>
          </table:table-cell>
          <table:table-cell table:formula="of:=ABS([.C6]-[.D6])/[.C6]" office:value-type="float" office:value="0.326534364487831" calcext:value-type="float">
            <text:p>0.3265343645</text:p>
          </table:table-cell>
          <table:table-cell table:formula="of:=IF([.E6]&lt;=0.35;&quot;X&quot;;&quot;&quot;)" office:value-type="string" office:string-value="X" calcext:value-type="string">
            <text:p>X</text:p>
          </table:table-cell>
          <table:table-cell table:formula="of:=IF([.E6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sum3</text:p>
          </table:table-cell>
          <table:table-cell office:value-type="string" calcext:value-type="string">
            <text:p>obsgroup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407.1259" calcext:value-type="float">
            <text:p>407.1259</text:p>
          </table:table-cell>
          <table:table-cell table:formula="of:=ABS([.C7]-[.D7])/[.C7]" office:value-type="float" office:value="0.0668666095401315" calcext:value-type="float">
            <text:p>0.0668666095</text:p>
          </table:table-cell>
          <table:table-cell table:formula="of:=IF([.E7]&lt;=0.35;&quot;X&quot;;&quot;&quot;)" office:value-type="string" office:string-value="X" calcext:value-type="string">
            <text:p>X</text:p>
          </table:table-cell>
          <table:table-cell table:formula="of:=IF([.E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l3</text:p>
          </table:table-cell>
          <table:table-cell office:value-type="string" calcext:value-type="string">
            <text:p>obsgroup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4.267029" calcext:value-type="float">
            <text:p>4.267029</text:p>
          </table:table-cell>
          <table:table-cell table:formula="of:=ABS([.C8]-[.D8])/[.C8]" office:value-type="float" office:value="0.22369947349462" calcext:value-type="float">
            <text:p>0.2236994735</text:p>
          </table:table-cell>
          <table:table-cell table:formula="of:=IF([.E8]&lt;=0.35;&quot;X&quot;;&quot;&quot;)" office:value-type="string" office:string-value="X" calcext:value-type="string">
            <text:p>X</text:p>
          </table:table-cell>
          <table:table-cell table:formula="of:=IF([.E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9]-[.D9])/[.C9]" office:value-type="string" office:string-value="" calcext:value-type="error">
            <text:p>#DIV/0!</text:p>
          </table:table-cell>
          <table:table-cell table:formula="of:=IF([.E9]&lt;=0.35;&quot;X&quot;;&quot;&quot;)" office:value-type="string" office:string-value="" calcext:value-type="error">
            <text:p>#DIV/0!</text:p>
          </table:table-cell>
          <table:table-cell table:formula="of:=IF([.E9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3</text:p>
          </table:table-cell>
          <table:table-cell office:value-type="string" calcext:value-type="string">
            <text:p>obsgroup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6.08927" calcext:value-type="float">
            <text:p>16.08927</text:p>
          </table:table-cell>
          <table:table-cell table:formula="of:=ABS([.C10]-[.D10])/[.C10]" office:value-type="float" office:value="2.15051489464192" calcext:value-type="float">
            <text:p>2.1505148946</text:p>
          </table:table-cell>
          <table:table-cell table:formula="of:=IF([.E10]&lt;=0.35;&quot;X&quot;;&quot;&quot;)">
            <text:p/>
          </table:table-cell>
          <table:table-cell table:formula="of:=IF([.E10]&lt;=0.5;&quot;X&quot;;&quot;&quot;)">
            <text:p/>
          </table:table-cell>
        </table:table-row>
        <table:table-row table:style-name="ro1">
          <table:table-cell office:value-type="string" calcext:value-type="string">
            <text:p>vegnsum3</text:p>
          </table:table-cell>
          <table:table-cell office:value-type="string" calcext:value-type="string">
            <text:p>obsgroup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20.3563" calcext:value-type="float">
            <text:p>20.3563</text:p>
          </table:table-cell>
          <table:table-cell table:formula="of:=ABS([.C11]-[.D11])/[.C11]" office:value-type="float" office:value="0.919771773471024" calcext:value-type="float">
            <text:p>0.9197717735</text:p>
          </table:table-cell>
          <table:table-cell table:formula="of:=IF([.E11]&lt;=0.35;&quot;X&quot;;&quot;&quot;)">
            <text:p/>
          </table:table-cell>
          <table:table-cell table:formula="of:=IF([.E11]&lt;=0.5;&quot;X&quot;;&quot;&quot;)">
            <text:p/>
          </table:table-cell>
        </table:table-row>
        <table:table-row table:style-name="ro1">
          <table:table-cell office:value-type="string" calcext:value-type="string">
            <text:p>veglbln3</text:p>
          </table:table-cell>
          <table:table-cell office:value-type="string" calcext:value-type="string">
            <text:p>obsgroup</text:p>
          </table:table-cell>
          <table:table-cell office:value-type="float" office:value="2.1207" calcext:value-type="float">
            <text:p>2.1207</text:p>
          </table:table-cell>
          <table:table-cell office:value-type="float" office:value="7.926767" calcext:value-type="float">
            <text:p>7.926767</text:p>
          </table:table-cell>
          <table:table-cell table:formula="of:=ABS([.C12]-[.D12])/[.C12]" office:value-type="float" office:value="2.73780685622672" calcext:value-type="float">
            <text:p>2.7378068562</text:p>
          </table:table-cell>
          <table:table-cell table:formula="of:=IF([.E12]&lt;=0.35;&quot;X&quot;;&quot;&quot;)">
            <text:p/>
          </table:table-cell>
          <table:table-cell table:formula="of:=IF([.E12]&lt;=0.5;&quot;X&quot;;&quot;&quot;)">
            <text:p/>
          </table:table-cell>
        </table:table-row>
        <table:table-row table:style-name="ro1">
          <table:table-cell office:value-type="string" calcext:value-type="string">
            <text:p>gppall4</text:p>
          </table:table-cell>
          <table:table-cell office:value-type="string" calcext:value-type="string">
            <text:p>obsgroup</text:p>
          </table:table-cell>
          <table:table-cell office:value-type="float" office:value="214.295" calcext:value-type="float">
            <text:p>214.295</text:p>
          </table:table-cell>
          <table:table-cell office:value-type="float" office:value="149.5432" calcext:value-type="float">
            <text:p>149.5432</text:p>
          </table:table-cell>
          <table:table-cell table:formula="of:=ABS([.C13]-[.D13])/[.C13]" office:value-type="float" office:value="0.302161972981171" calcext:value-type="float">
            <text:p>0.302161973</text:p>
          </table:table-cell>
          <table:table-cell table:formula="of:=IF([.E13]&lt;=0.35;&quot;X&quot;;&quot;&quot;)" office:value-type="string" office:string-value="X" calcext:value-type="string">
            <text:p>X</text:p>
          </table:table-cell>
          <table:table-cell table:formula="of:=IF([.E1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4</text:p>
          </table:table-cell>
          <table:table-cell office:value-type="string" calcext:value-type="string">
            <text:p>obsgroup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73.77773" calcext:value-type="float">
            <text:p>73.77773</text:p>
          </table:table-cell>
          <table:table-cell table:formula="of:=ABS([.C14]-[.D14])/[.C14]" office:value-type="float" office:value="0.311440904169933" calcext:value-type="float">
            <text:p>0.3114409042</text:p>
          </table:table-cell>
          <table:table-cell table:formula="of:=IF([.E14]&lt;=0.35;&quot;X&quot;;&quot;&quot;)" office:value-type="string" office:string-value="X" calcext:value-type="string">
            <text:p>X</text:p>
          </table:table-cell>
          <table:table-cell table:formula="of:=IF([.E1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4</text:p>
          </table:table-cell>
          <table:table-cell office:value-type="string" calcext:value-type="string">
            <text:p>obsgroup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36.76369" calcext:value-type="float">
            <text:p>36.76369</text:p>
          </table:table-cell>
          <table:table-cell table:formula="of:=ABS([.C15]-[.D15])/[.C15]" office:value-type="float" office:value="0.545316177954133" calcext:value-type="float">
            <text:p>0.545316178</text:p>
          </table:table-cell>
          <table:table-cell table:formula="of:=IF([.E15]&lt;=0.35;&quot;X&quot;;&quot;&quot;)">
            <text:p/>
          </table:table-cell>
          <table:table-cell table:formula="of:=IF([.E15]&lt;=0.5;&quot;X&quot;;&quot;&quot;)">
            <text:p/>
          </table:table-cell>
        </table:table-row>
        <table:table-row table:style-name="ro1">
          <table:table-cell office:value-type="string" calcext:value-type="string">
            <text:p>vegc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16]-[.D16])/[.C16]" office:value-type="string" office:string-value="" calcext:value-type="error">
            <text:p>#DIV/0!</text:p>
          </table:table-cell>
          <table:table-cell table:formula="of:=IF([.E16]&lt;=0.35;&quot;X&quot;;&quot;&quot;)" office:value-type="string" office:string-value="" calcext:value-type="error">
            <text:p>#DIV/0!</text:p>
          </table:table-cell>
          <table:table-cell table:formula="of:=IF([.E16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4</text:p>
          </table:table-cell>
          <table:table-cell office:value-type="string" calcext:value-type="string">
            <text:p>obsgroup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110.1947" calcext:value-type="float">
            <text:p>110.1947</text:p>
          </table:table-cell>
          <table:table-cell table:formula="of:=ABS([.C17]-[.D17])/[.C17]" office:value-type="float" office:value="0.280873043841445" calcext:value-type="float">
            <text:p>0.2808730438</text:p>
          </table:table-cell>
          <table:table-cell table:formula="of:=IF([.E17]&lt;=0.35;&quot;X&quot;;&quot;&quot;)" office:value-type="string" office:string-value="X" calcext:value-type="string">
            <text:p>X</text:p>
          </table:table-cell>
          <table:table-cell table:formula="of:=IF([.E1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sum4</text:p>
          </table:table-cell>
          <table:table-cell office:value-type="string" calcext:value-type="string">
            <text:p>obsgroup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146.9584" calcext:value-type="float">
            <text:p>146.9584</text:p>
          </table:table-cell>
          <table:table-cell table:formula="of:=ABS([.C18]-[.D18])/[.C18]" office:value-type="float" office:value="0.169839117859725" calcext:value-type="float">
            <text:p>0.1698391179</text:p>
          </table:table-cell>
          <table:table-cell table:formula="of:=IF([.E18]&lt;=0.35;&quot;X&quot;;&quot;&quot;)" office:value-type="string" office:string-value="X" calcext:value-type="string">
            <text:p>X</text:p>
          </table:table-cell>
          <table:table-cell table:formula="of:=IF([.E18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l4</text:p>
          </table:table-cell>
          <table:table-cell office:value-type="string" calcext:value-type="string">
            <text:p>obsgroup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.438329" calcext:value-type="float">
            <text:p>1.438329</text:p>
          </table:table-cell>
          <table:table-cell table:formula="of:=ABS([.C19]-[.D19])/[.C19]" office:value-type="float" office:value="0.159279998597172" calcext:value-type="float">
            <text:p>0.1592799986</text:p>
          </table:table-cell>
          <table:table-cell table:formula="of:=IF([.E19]&lt;=0.35;&quot;X&quot;;&quot;&quot;)" office:value-type="string" office:string-value="X" calcext:value-type="string">
            <text:p>X</text:p>
          </table:table-cell>
          <table:table-cell table:formula="of:=IF([.E19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20]-[.D20])/[.C20]" office:value-type="string" office:string-value="" calcext:value-type="error">
            <text:p>#DIV/0!</text:p>
          </table:table-cell>
          <table:table-cell table:formula="of:=IF([.E20]&lt;=0.35;&quot;X&quot;;&quot;&quot;)" office:value-type="string" office:string-value="" calcext:value-type="error">
            <text:p>#DIV/0!</text:p>
          </table:table-cell>
          <table:table-cell table:formula="of:=IF([.E20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4</text:p>
          </table:table-cell>
          <table:table-cell office:value-type="string" calcext:value-type="string">
            <text:p>obsgroup</text:p>
          </table:table-cell>
          <table:table-cell office:value-type="float" office:value="5" calcext:value-type="float">
            <text:p>5</text:p>
          </table:table-cell>
          <table:table-cell office:value-type="float" office:value="4.311216" calcext:value-type="float">
            <text:p>4.311216</text:p>
          </table:table-cell>
          <table:table-cell table:formula="of:=ABS([.C21]-[.D21])/[.C21]" office:value-type="float" office:value="0.1377568" calcext:value-type="float">
            <text:p>0.1377568</text:p>
          </table:table-cell>
          <table:table-cell table:formula="of:=IF([.E21]&lt;=0.35;&quot;X&quot;;&quot;&quot;)" office:value-type="string" office:string-value="X" calcext:value-type="string">
            <text:p>X</text:p>
          </table:table-cell>
          <table:table-cell table:formula="of:=IF([.E21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sum4</text:p>
          </table:table-cell>
          <table:table-cell office:value-type="string" calcext:value-type="string">
            <text:p>obsgroup</text:p>
          </table:table-cell>
          <table:table-cell office:value-type="float" office:value="6.71083" calcext:value-type="float">
            <text:p>6.71083</text:p>
          </table:table-cell>
          <table:table-cell office:value-type="float" office:value="5.749546" calcext:value-type="float">
            <text:p>5.749546</text:p>
          </table:table-cell>
          <table:table-cell table:formula="of:=ABS([.C22]-[.D22])/[.C22]" office:value-type="float" office:value="0.143243682227087" calcext:value-type="float">
            <text:p>0.1432436822</text:p>
          </table:table-cell>
          <table:table-cell table:formula="of:=IF([.E22]&lt;=0.35;&quot;X&quot;;&quot;&quot;)" office:value-type="string" office:string-value="X" calcext:value-type="string">
            <text:p>X</text:p>
          </table:table-cell>
          <table:table-cell table:formula="of:=IF([.E22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lbln4</text:p>
          </table:table-cell>
          <table:table-cell office:value-type="string" calcext:value-type="string">
            <text:p>obsgroup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1.266562" calcext:value-type="float">
            <text:p>1.266562</text:p>
          </table:table-cell>
          <table:table-cell table:formula="of:=ABS([.C23]-[.D23])/[.C23]" office:value-type="float" office:value="0.282774993138275" calcext:value-type="float">
            <text:p>0.2827749931</text:p>
          </table:table-cell>
          <table:table-cell table:formula="of:=IF([.E23]&lt;=0.35;&quot;X&quot;;&quot;&quot;)" office:value-type="string" office:string-value="X" calcext:value-type="string">
            <text:p>X</text:p>
          </table:table-cell>
          <table:table-cell table:formula="of:=IF([.E2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gppall5</text:p>
          </table:table-cell>
          <table:table-cell office:value-type="string" calcext:value-type="string">
            <text:p>obsgroup</text:p>
          </table:table-cell>
          <table:table-cell office:value-type="float" office:value="12" calcext:value-type="float">
            <text:p>12</text:p>
          </table:table-cell>
          <table:table-cell office:value-type="float" office:value="15.62254" calcext:value-type="float">
            <text:p>15.62254</text:p>
          </table:table-cell>
          <table:table-cell table:formula="of:=ABS([.C24]-[.D24])/[.C24]" office:value-type="float" office:value="0.301878333333333" calcext:value-type="float">
            <text:p>0.3018783333</text:p>
          </table:table-cell>
          <table:table-cell table:formula="of:=IF([.E24]&lt;=0.35;&quot;X&quot;;&quot;&quot;)" office:value-type="string" office:string-value="X" calcext:value-type="string">
            <text:p>X</text:p>
          </table:table-cell>
          <table:table-cell table:formula="of:=IF([.E2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5</text:p>
          </table:table-cell>
          <table:table-cell office:value-type="string" calcext:value-type="string">
            <text:p>obsgroup</text:p>
          </table:table-cell>
          <table:table-cell office:value-type="float" office:value="6" calcext:value-type="float">
            <text:p>6</text:p>
          </table:table-cell>
          <table:table-cell office:value-type="float" office:value="4.962569" calcext:value-type="float">
            <text:p>4.962569</text:p>
          </table:table-cell>
          <table:table-cell table:formula="of:=ABS([.C25]-[.D25])/[.C25]" office:value-type="float" office:value="0.172905166666667" calcext:value-type="float">
            <text:p>0.1729051667</text:p>
          </table:table-cell>
          <table:table-cell table:formula="of:=IF([.E25]&lt;=0.35;&quot;X&quot;;&quot;&quot;)" office:value-type="string" office:string-value="X" calcext:value-type="string">
            <text:p>X</text:p>
          </table:table-cell>
          <table:table-cell table:formula="of:=IF([.E2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1.4104" calcext:value-type="float">
            <text:p>31.4104</text:p>
          </table:table-cell>
          <table:table-cell table:formula="of:=ABS([.C26]-[.D26])/[.C26]" office:value-type="float" office:value="1.44823769661257" calcext:value-type="float">
            <text:p>1.4482376966</text:p>
          </table:table-cell>
          <table:table-cell table:formula="of:=IF([.E26]&lt;=0.35;&quot;X&quot;;&quot;&quot;)">
            <text:p/>
          </table:table-cell>
          <table:table-cell table:formula="of:=IF([.E26]&lt;=0.5;&quot;X&quot;;&quot;&quot;)">
            <text:p/>
          </table:table-cell>
        </table:table-row>
        <table:table-row table:style-name="ro1">
          <table:table-cell office:value-type="string" calcext:value-type="string">
            <text:p>vegc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27]-[.D27])/[.C27]" office:value-type="string" office:string-value="" calcext:value-type="error">
            <text:p>#DIV/0!</text:p>
          </table:table-cell>
          <table:table-cell table:formula="of:=IF([.E27]&lt;=0.35;&quot;X&quot;;&quot;&quot;)" office:value-type="string" office:string-value="" calcext:value-type="error">
            <text:p>#DIV/0!</text:p>
          </table:table-cell>
          <table:table-cell table:formula="of:=IF([.E27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28]-[.D28])/[.C28]" office:value-type="string" office:string-value="" calcext:value-type="error">
            <text:p>#DIV/0!</text:p>
          </table:table-cell>
          <table:table-cell table:formula="of:=IF([.E28]&lt;=0.35;&quot;X&quot;;&quot;&quot;)" office:value-type="string" office:string-value="" calcext:value-type="error">
            <text:p>#DIV/0!</text:p>
          </table:table-cell>
          <table:table-cell table:formula="of:=IF([.E28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sum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1.4104" calcext:value-type="float">
            <text:p>31.4104</text:p>
          </table:table-cell>
          <table:table-cell table:formula="of:=ABS([.C29]-[.D29])/[.C29]" office:value-type="float" office:value="1.44823769661257" calcext:value-type="float">
            <text:p>1.4482376966</text:p>
          </table:table-cell>
          <table:table-cell table:formula="of:=IF([.E29]&lt;=0.35;&quot;X&quot;;&quot;&quot;)">
            <text:p/>
          </table:table-cell>
          <table:table-cell table:formula="of:=IF([.E29]&lt;=0.5;&quot;X&quot;;&quot;&quot;)">
            <text:p/>
          </table:table-cell>
        </table:table-row>
        <table:table-row table:style-name="ro1">
          <table:table-cell office:value-type="string" calcext:value-type="string">
            <text:p>vegnl5</text:p>
          </table:table-cell>
          <table:table-cell office:value-type="string" calcext:value-type="string">
            <text:p>obsgroup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0.5093304" calcext:value-type="float">
            <text:p>0.5093304</text:p>
          </table:table-cell>
          <table:table-cell table:formula="of:=ABS([.C30]-[.D30])/[.C30]" office:value-type="float" office:value="0.446127375405661" calcext:value-type="float">
            <text:p>0.4461273754</text:p>
          </table:table-cell>
          <table:table-cell table:formula="of:=IF([.E30]&lt;=0.35;&quot;X&quot;;&quot;&quot;)">
            <text:p/>
          </table:table-cell>
          <table:table-cell table:formula="of:=IF([.E3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1]-[.D31])/[.C31]" office:value-type="string" office:string-value="" calcext:value-type="error">
            <text:p>#DIV/0!</text:p>
          </table:table-cell>
          <table:table-cell table:formula="of:=IF([.E31]&lt;=0.35;&quot;X&quot;;&quot;&quot;)" office:value-type="string" office:string-value="" calcext:value-type="error">
            <text:p>#DIV/0!</text:p>
          </table:table-cell>
          <table:table-cell table:formula="of:=IF([.E31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2]-[.D32])/[.C32]" office:value-type="string" office:string-value="" calcext:value-type="error">
            <text:p>#DIV/0!</text:p>
          </table:table-cell>
          <table:table-cell table:formula="of:=IF([.E32]&lt;=0.35;&quot;X&quot;;&quot;&quot;)" office:value-type="string" office:string-value="" calcext:value-type="error">
            <text:p>#DIV/0!</text:p>
          </table:table-cell>
          <table:table-cell table:formula="of:=IF([.E32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sum5</text:p>
          </table:table-cell>
          <table:table-cell office:value-type="string" calcext:value-type="string">
            <text:p>obsgroup</text:p>
          </table:table-cell>
          <table:table-cell office:value-type="float" office:value="0.352" calcext:value-type="float">
            <text:p>0.352</text:p>
          </table:table-cell>
          <table:table-cell office:value-type="float" office:value="0.5093304" calcext:value-type="float">
            <text:p>0.5093304</text:p>
          </table:table-cell>
          <table:table-cell table:formula="of:=ABS([.C33]-[.D33])/[.C33]" office:value-type="float" office:value="0.446961363636364" calcext:value-type="float">
            <text:p>0.4469613636</text:p>
          </table:table-cell>
          <table:table-cell table:formula="of:=IF([.E33]&lt;=0.35;&quot;X&quot;;&quot;&quot;)">
            <text:p/>
          </table:table-cell>
          <table:table-cell table:formula="of:=IF([.E33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lbln5</text:p>
          </table:table-cell>
          <table:table-cell office:value-type="string" calcext:value-type="string">
            <text:p>obsgroup</text:p>
          </table:table-cell>
          <table:table-cell table:style-name="ce1" office:value-type="float" office:value="0.0704" calcext:value-type="float">
            <text:p>7.04E-002</text:p>
          </table:table-cell>
          <table:table-cell office:value-type="float" office:value="0.1036684" calcext:value-type="float">
            <text:p>0.1036684</text:p>
          </table:table-cell>
          <table:table-cell table:formula="of:=ABS([.C34]-[.D34])/[.C34]" office:value-type="float" office:value="0.4725625" calcext:value-type="float">
            <text:p>0.4725625</text:p>
          </table:table-cell>
          <table:table-cell table:formula="of:=IF([.E34]&lt;=0.35;&quot;X&quot;;&quot;&quot;)">
            <text:p/>
          </table:table-cell>
          <table:table-cell table:formula="of:=IF([.E34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gppall6</text:p>
          </table:table-cell>
          <table:table-cell office:value-type="string" calcext:value-type="string">
            <text:p>obsgroup</text:p>
          </table:table-cell>
          <table:table-cell office:value-type="float" office:value="34.2" calcext:value-type="float">
            <text:p>34.2</text:p>
          </table:table-cell>
          <table:table-cell office:value-type="float" office:value="17.54085" calcext:value-type="float">
            <text:p>17.54085</text:p>
          </table:table-cell>
          <table:table-cell table:formula="of:=ABS([.C35]-[.D35])/[.C35]" office:value-type="float" office:value="0.487109649122807" calcext:value-type="float">
            <text:p>0.4871096491</text:p>
          </table:table-cell>
          <table:table-cell table:formula="of:=IF([.E35]&lt;=0.35;&quot;X&quot;;&quot;&quot;)">
            <text:p/>
          </table:table-cell>
          <table:table-cell table:formula="of:=IF([.E35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6</text:p>
          </table:table-cell>
          <table:table-cell office:value-type="string" calcext:value-type="string">
            <text:p>obsgroup</text:p>
          </table:table-cell>
          <table:table-cell office:value-type="float" office:value="17.081" calcext:value-type="float">
            <text:p>17.081</text:p>
          </table:table-cell>
          <table:table-cell office:value-type="float" office:value="8.657413" calcext:value-type="float">
            <text:p>8.657413</text:p>
          </table:table-cell>
          <table:table-cell table:formula="of:=ABS([.C36]-[.D36])/[.C36]" office:value-type="float" office:value="0.493155377319829" calcext:value-type="float">
            <text:p>0.4931553773</text:p>
          </table:table-cell>
          <table:table-cell table:formula="of:=IF([.E36]&lt;=0.35;&quot;X&quot;;&quot;&quot;)">
            <text:p/>
          </table:table-cell>
          <table:table-cell table:formula="of:=IF([.E36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l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5.31958" calcext:value-type="float">
            <text:p>25.31958</text:p>
          </table:table-cell>
          <table:table-cell table:formula="of:=ABS([.C37]-[.D37])/[.C37]" office:value-type="float" office:value="0.423683976919663" calcext:value-type="float">
            <text:p>0.4236839769</text:p>
          </table:table-cell>
          <table:table-cell table:formula="of:=IF([.E37]&lt;=0.35;&quot;X&quot;;&quot;&quot;)">
            <text:p/>
          </table:table-cell>
          <table:table-cell table:formula="of:=IF([.E37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c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8]-[.D38])/[.C38]" office:value-type="string" office:string-value="" calcext:value-type="error">
            <text:p>#DIV/0!</text:p>
          </table:table-cell>
          <table:table-cell table:formula="of:=IF([.E38]&lt;=0.35;&quot;X&quot;;&quot;&quot;)" office:value-type="string" office:string-value="" calcext:value-type="error">
            <text:p>#DIV/0!</text:p>
          </table:table-cell>
          <table:table-cell table:formula="of:=IF([.E38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9]-[.D39])/[.C39]" office:value-type="string" office:string-value="" calcext:value-type="error">
            <text:p>#DIV/0!</text:p>
          </table:table-cell>
          <table:table-cell table:formula="of:=IF([.E39]&lt;=0.35;&quot;X&quot;;&quot;&quot;)" office:value-type="string" office:string-value="" calcext:value-type="error">
            <text:p>#DIV/0!</text:p>
          </table:table-cell>
          <table:table-cell table:formula="of:=IF([.E39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csum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25.31958" calcext:value-type="float">
            <text:p>25.31958</text:p>
          </table:table-cell>
          <table:table-cell table:formula="of:=ABS([.C40]-[.D40])/[.C40]" office:value-type="float" office:value="0.423683976919663" calcext:value-type="float">
            <text:p>0.4236839769</text:p>
          </table:table-cell>
          <table:table-cell table:formula="of:=IF([.E40]&lt;=0.35;&quot;X&quot;;&quot;&quot;)">
            <text:p/>
          </table:table-cell>
          <table:table-cell table:formula="of:=IF([.E40]&lt;=0.5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l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798887" calcext:value-type="float">
            <text:p>0.3798887</text:p>
          </table:table-cell>
          <table:table-cell table:formula="of:=ABS([.C41]-[.D41])/[.C41]" office:value-type="float" office:value="0.764851968084777" calcext:value-type="float">
            <text:p>0.7648519681</text:p>
          </table:table-cell>
          <table:table-cell table:formula="of:=IF([.E41]&lt;=0.35;&quot;X&quot;;&quot;&quot;)">
            <text:p/>
          </table:table-cell>
          <table:table-cell table:formula="of:=IF([.E41]&lt;=0.5;&quot;X&quot;;&quot;&quot;)">
            <text:p/>
          </table:table-cell>
        </table:table-row>
        <table:table-row table:style-name="ro1">
          <table:table-cell office:value-type="string" calcext:value-type="string">
            <text:p>vegn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42]-[.D42])/[.C42]" office:value-type="string" office:string-value="" calcext:value-type="error">
            <text:p>#DIV/0!</text:p>
          </table:table-cell>
          <table:table-cell table:formula="of:=IF([.E42]&lt;=0.35;&quot;X&quot;;&quot;&quot;)" office:value-type="string" office:string-value="" calcext:value-type="error">
            <text:p>#DIV/0!</text:p>
          </table:table-cell>
          <table:table-cell table:formula="of:=IF([.E42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43]-[.D43])/[.C43]" office:value-type="string" office:string-value="" calcext:value-type="error">
            <text:p>#DIV/0!</text:p>
          </table:table-cell>
          <table:table-cell table:formula="of:=IF([.E43]&lt;=0.35;&quot;X&quot;;&quot;&quot;)" office:value-type="string" office:string-value="" calcext:value-type="error">
            <text:p>#DIV/0!</text:p>
          </table:table-cell>
          <table:table-cell table:formula="of:=IF([.E43]&lt;=0.5;&quot;X&quot;;&quot;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vegnsum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3798887" calcext:value-type="float">
            <text:p>0.3798887</text:p>
          </table:table-cell>
          <table:table-cell table:formula="of:=ABS([.C44]-[.D44])/[.C44]" office:value-type="float" office:value="0.764851968084777" calcext:value-type="float">
            <text:p>0.7648519681</text:p>
          </table:table-cell>
          <table:table-cell table:formula="of:=IF([.E44]&lt;=0.35;&quot;X&quot;;&quot;&quot;)">
            <text:p/>
          </table:table-cell>
          <table:table-cell table:formula="of:=IF([.E44]&lt;=0.5;&quot;X&quot;;&quot;&quot;)">
            <text:p/>
          </table:table-cell>
        </table:table-row>
        <table:table-row table:style-name="ro1">
          <table:table-cell office:value-type="string" calcext:value-type="string">
            <text:p>veglbln6</text:p>
          </table:table-cell>
          <table:table-cell office:value-type="string" calcext:value-type="string">
            <text:p>obsgroup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0.1309426" calcext:value-type="float">
            <text:p>0.1309426</text:p>
          </table:table-cell>
          <table:table-cell table:formula="of:=ABS([.C45]-[.D45])/[.C45]" office:value-type="float" office:value="0.594736695501462" calcext:value-type="float">
            <text:p>0.5947366955</text:p>
          </table:table-cell>
          <table:table-cell table:formula="of:=IF([.E45]&lt;=0.35;&quot;X&quot;;&quot;&quot;)">
            <text:p/>
          </table:table-cell>
          <table:table-cell table:formula="of:=IF([.E45]&lt;=0.5;&quot;X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2:40:15.389660557</meta:creation-date>
    <dc:date>2015-09-04T12:44:04.187654443</dc:date>
    <meta:editing-duration>P0D</meta:editing-duration>
    <meta:editing-cycles>1</meta:editing-cycles>
    <meta:document-statistic meta:table-count="1" meta:cell-count="312" meta:object-count="0"/>
    <meta:generator>LibreOffice/4.2.8.2$Linux_X86_64 LibreOffice_project/420m0$Build-2</meta:generator>
  </office:meta>
</office:document-meta>
</file>